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096b4" style:font-size-asian="14pt" style:font-size-complex="14pt"/>
    </style:style>
    <style:style style:name="P3" style:family="paragraph" style:parent-style-name="Standard">
      <style:text-properties fo:font-size="14pt" fo:language="en" fo:country="US" fo:font-weight="bold" officeooo:rsid="000096b4" officeooo:paragraph-rsid="000096b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language="en" fo:country="US" fo:font-weight="bold" officeooo:rsid="000096b4" officeooo:paragraph-rsid="000096b4" style:font-size-asian="16pt" style:font-weight-asian="bold" style:font-size-complex="16pt" style:font-weight-complex="bold"/>
    </style:style>
    <style:style style:name="T1" style:family="text">
      <style:text-properties fo:language="en" fo:country="US" officeooo:rsid="000096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gical processes</text:p>
      <text:p text:style-name="P1"/>
      <text:p text:style-name="P2">Logical processes are the fundamental components ​that make up the code in programming languages. ​Logical processes are not separate from the code, ​rather they define the flow ​and control within the code itself. <text:span text:style-name="T1">T</text:span>hey are the building blocks of programming that ​provide the structure for how the program should operate. ​Every aspect of the program has ​to be assembled and made to work ​together properly for the entire program ​to function as expected. ​Logical processes are what ​programmers use to make sure this happens. ​</text:p>
      <text:p text:style-name="P2"/>
      <text:p text:style-name="P3">Sequences</text:p>
      <text:p text:style-name="P2"/>
      <text:p text:style-name="P2">​In programming, a sequence is the simplest form of ​control structure for the code ​is executed in a specific order. ​When following a morning routine, ​you might have a sequence of ​actions like brushing your teeth, ​then showering, and finally having breakfast. ​In programming, sequences ensure that instructions are ​executed in a specific order to achieve a correct result. <text:span text:style-name="T1">T</text:span>o illustrate how a sequence works ​in code we'll use pseudocode, ​which is a simplified, ​informal way of writing ​programming logic using plain language. ​In pseudocode, a sequence might be structured like this:</text:p>
      <text:p text:style-name="P2"/>
      <text:p text:style-name="P2">Step 1: Open the applications folder.</text:p>
      <text:p text:style-name="P2">​Step 2: Open the text editor</text:p>
      <text:p text:style-name="P2">Step 3: Create a new document. </text:p>
      <text:p text:style-name="P2"/>
      <text:p text:style-name="P3">Control structures</text:p>
      <text:p text:style-name="P2"/>
      <text:p text:style-name="P2">To make programs responsive to different conditions, ​programmers use a logical process ​called control structures. ​Control structures are statements ​that determine the flow of ​code execution based on specific conditions. Deciding whether to go for a walk based on whether it's ​raining or not is a real life example ​of a control structure. ​In programming, if-else statements ​are used to make decisions, ​allowing programs to react ​differently under various conditions. ​Because of this programmers also ​call these conditional statements. ​These statements are logical ​because they control the flow of the program, ​even though the conditions may not ​be known until the program runs. ​For example, suppose a user is filling out a form in ​an application and leaves the age field blank. ​In pseudocode, a control structure ​for asking for the user's age would b<text:span text:style-name="T1">e:</text:span></text:p>
      <text:p text:style-name="P2"><text:span text:style-name="T1">1. </text:span>if the age field is blank</text:p>
      <text:p text:style-name="P2"><text:span text:style-name="T1">2. </text:span>then prompt the user.</text:p>
      <text:p text:style-name="P2"><text:span text:style-name="T1">3. </text:span>Otherwise, or else, move to the next field. </text:p>
      <text:p text:style-name="P2"/>
      <text:p text:style-name="P2">​In this case, the user left the age field blank, ​so the logic dictates that ​the application should prompt the user. </text:p>
      <text:p text:style-name="P2"/>
      <text:p text:style-name="P3">Iteration</text:p>
      <text:p text:style-name="P2"><text:soft-page-break/>​Control structures help in directing ​the code down to a specific path, ​and this does a lot of logical work in a program. ​However, if a developer needs ​a particular code to run over and over, ​they use another logical structure called an iteration. ​Iterations, also called loops are statements that enable ​a program to repeat a set of ​actions until a specific condition is met. ​When you're learning any new skill, ​you need to practice repeatedly until you master it. ​This is similar to iterations in ​programming where loops execute the same block of ​code multiple times to perform ​repetitive tasks until a specified condition is met, ​such as processing items in ​a list until the end of the list is reached. ​For example, suppose you have a database ​with 10 records and need to write ​a program that capitalizes the data in ​the last name field for all 10 records. </text:p>
      <text:p text:style-name="P2">​In pseudocode, here's how ​the logic of your program would work. </text:p>
      <text:p text:style-name="P2"/>
      <text:p text:style-name="P2"><text:span text:style-name="T1">1. </text:span>Load a record,</text:p>
      <text:p text:style-name="P2"><text:span text:style-name="T1">2</text:span>: Capitalize the last name field.</text:p>
      <text:p text:style-name="P2"><text:span text:style-name="T1">3</text:span>: If it's the last record in the database, ​exit</text:p>
      <text:p text:style-name="P2"><text:span text:style-name="T1">4. </text:span>else move to the next record,</text:p>
      <text:p text:style-name="P2"><text:span text:style-name="T1">5. </text:span>Repeat the process. 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8T08:33:35.747000000</dc:date>
    <meta:editing-duration>PT8M22S</meta:editing-duration>
    <meta:editing-cycles>1</meta:editing-cycles>
    <meta:document-statistic meta:table-count="0" meta:image-count="0" meta:object-count="0" meta:page-count="2" meta:paragraph-count="21" meta:word-count="571" meta:character-count="3465" meta:non-whitespace-character-count="2833"/>
    <meta:generator>LibreOffice/7.3.4.2$Windows_X86_64 LibreOffice_project/728fec16bd5f605073805c3c9e7c4212a0120dc5</meta:generator>
  </office:meta>
</office:document-meta>
</file>